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2.247cm"/>
    </style:style>
    <style:style style:name="co2" style:family="table-column">
      <style:table-column-properties fo:break-before="auto" style:column-width="2.439cm"/>
    </style:style>
    <style:style style:name="ro1" style:family="table-row">
      <style:table-row-properties style:row-height="0.54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>
            <text:p>ESTADO ABREVIADO DE INGRESOS Y GASTOS RECONOCIDO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) Resultado de la cuenta de Pérdidas y Ganancias</text:p>
          </table:table-cell>
          <table:table-cell office:value-type="string">
            <text:p>-129-7-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ngresos y gastos imputados directamente al patrimonio net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5"/>I Por valoración de instrumentos financieros</text:p>
          </table:table-cell>
          <table:table-cell office:value-type="string">
            <text:p>-800-811-820-860-89-900-911-920-960-991-99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4"/>II Por coberturas de flujos de efectivo</text:p>
          </table:table-cell>
          <table:table-cell office:value-type="string">
            <text:p>-810-91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3"/>III Subvenciones, donaciones y legados recibidos</text:p>
          </table:table-cell>
          <table:table-cell office:value-type="float" office:value="-94">
            <text:p>-9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<text:s text:c="3"/>IV Por ganancias y pérdidas actuariales y otros ajustes</text:p>
          </table:table-cell>
          <table:table-cell office:value-type="string">
            <text:p>-85-9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4"/>V Efecto impositivo</text:p>
          </table:table-cell>
          <table:table-cell office:value-type="string">
            <text:p>-8300+8301-833+834+835+83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) Total ingresos y gastos imputados directamente en el patrimonio neto (I+II+III+IV+V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ransferencias a la cuenta de pérdidas y ganancia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3"/>VI Por valoración de instrumentos financieros</text:p>
          </table:table-cell>
          <table:table-cell office:value-type="string">
            <text:p>-802-813-821-862-902-913-921-962-993-99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2"/>VII Por coberturas de flujos de efectivo</text:p>
          </table:table-cell>
          <table:table-cell office:value-type="string">
            <text:p>-812-91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2"/>VIII Subvenciones, donaciones y legados recibidos</text:p>
          </table:table-cell>
          <table:table-cell office:value-type="float" office:value="-84">
            <text:p>-8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4"/>IX Efecto impositivo</text:p>
          </table:table-cell>
          <table:table-cell office:value-type="string">
            <text:p>-836-83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) Total transferencias a la cuenta de pérdidas y ganancias (VI+VII+VIII+IX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 DE INGRESOS Y GASTOS RECONOCIDOS (A + B + C)</text:p>
          </table:table-cell>
          <table:table-cell table:number-columns-repeated="1023"/>
        </table:table-row>
        <table:table-row table:style-name="ro1">
          <table:table-cell office:value-type="string">
            <text:p>**END**</text:p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table:table-column table:style-name="co2" table:number-columns-repeated="1024" table:default-cell-style-name="Default"/>
        <table:table-row table:style-name="ro3">
          <table:table-cell table:number-columns-repeated="1024"/>
        </table:table-row>
      </table:table>
      <table:table table:name="Hoja3" table:style-name="ta3">
        <table:table-column table:style-name="co2" table:number-columns-repeated="1024" table:default-cell-style-name="Default"/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number:min-integer-digits="1" number:grouping="true"/>
      <number:text> €</number:text>
    </number:number-style>
    <number:number-style style:name="N105">
      <number:text>-</number:text>
      <number:number number: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  <number:text> €</number:text>
    </number:number-style>
    <number:number-style style:name="N107">
      <number:text>-</number:text>
      <number:number number: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 </number:text>
      <number:number number:decimal-places="0" number:min-integer-digits="1" number:grouping="true"/>
      <number:text>    </number:text>
    </number:number-style>
    <number:number-style style:name="N113P1" style:volatile="true">
      <number:text>-</number:text>
      <number:number number:decimal-places="0" number:min-integer-digits="1" number:grouping="true"/>
      <number:text>    </number:text>
    </number:number-style>
    <number:number-style style:name="N113P2" style:volatile="true">
      <number:text> -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0" number:min-integer-digits="1" number:grouping="true"/>
      <number:text> € </number:text>
    </number:number-style>
    <number:number-style style:name="N114P1" style:volatile="true">
      <number:text>-</number:text>
      <number:number number:decimal-places="0" number:min-integer-digits="1" number:grouping="true"/>
      <number:text> € </number:text>
    </number:number-style>
    <number:number-style style:name="N114P2" style:volatile="true">
      <number:text> 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2" number:min-integer-digits="1" number:grouping="true"/>
      <number:text>    </number:text>
    </number:number-style>
    <number:number-style style:name="N115P1" style:volatile="true">
      <number:text>-</number:text>
      <number:number number:decimal-places="2" number:min-integer-digits="1" number:grouping="true"/>
      <number:text>    </number:text>
    </number:number-style>
    <number:number-style style:name="N115P2" style:volatile="true">
      <number:text> -</number:text>
      <number:number number:decimal-places="0" number:min-integer-digits="0"/>
      <number:text>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€ </number:text>
    </number:number-style>
    <number:number-style style:name="N116P1" style:volatile="true">
      <number:text>-</number:text>
      <number:number number:decimal-places="2" number:min-integer-digits="1" number:grouping="true"/>
      <number:text> € </number:text>
    </number:number-style>
    <number:number-style style:name="N116P2" style:volatile="true">
      <number:text> -</number:text>
      <number:number number:decimal-places="0" number:min-integer-digits="0"/>
      <number:text>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fo:color="#000000" style:font-name="Calibri" fo:font-size="11pt" style:font-name-asian="Droid Sans Fallback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6">16/11/2011</text:date>, <text:time>14:39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</meta:initial-creator>
    <meta:creation-date>2008-05-08T15:50:30</meta:creation-date>
    <dc:creator>Eloy Gomez</dc:creator>
    <dc:date>2011-11-16T14:39:42</dc:date>
    <meta:document-statistic meta:table-count="3" meta:cell-count="27" meta:object-count="0"/>
    <meta:generator>LibreOffice/3.4$Unix LibreOffice_project/340m1$Build-302</meta:generator>
  </office:meta>
</office:document-meta>
</file>